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2650" officeooo:paragraph-rsid="000d6166"/>
    </style:style>
    <style:style style:name="P2" style:family="paragraph" style:parent-style-name="Standard">
      <style:text-properties officeooo:rsid="0001a57b" officeooo:paragraph-rsid="0001a57b"/>
    </style:style>
    <style:style style:name="P3" style:family="paragraph" style:parent-style-name="Standard">
      <style:text-properties officeooo:rsid="00039494" officeooo:paragraph-rsid="00039494"/>
    </style:style>
    <style:style style:name="P4" style:family="paragraph" style:parent-style-name="Standard">
      <style:text-properties officeooo:rsid="0003a069" officeooo:paragraph-rsid="0003a069"/>
    </style:style>
    <style:style style:name="P5" style:family="paragraph" style:parent-style-name="Standard">
      <style:text-properties officeooo:rsid="00078c5f" officeooo:paragraph-rsid="00078c5f"/>
    </style:style>
    <style:style style:name="P6" style:family="paragraph" style:parent-style-name="Standard">
      <style:text-properties officeooo:rsid="0008fd3a" officeooo:paragraph-rsid="0008fd3a"/>
    </style:style>
    <style:style style:name="P7" style:family="paragraph" style:parent-style-name="Standard">
      <style:text-properties officeooo:rsid="000929e9" officeooo:paragraph-rsid="000929e9"/>
    </style:style>
    <style:style style:name="P8" style:family="paragraph" style:parent-style-name="Standard">
      <style:text-properties officeooo:rsid="000929e9" officeooo:paragraph-rsid="000d6166"/>
    </style:style>
    <style:style style:name="P9" style:family="paragraph" style:parent-style-name="Standard">
      <style:text-properties officeooo:rsid="000b794d" officeooo:paragraph-rsid="000b794d"/>
    </style:style>
    <style:style style:name="P10" style:family="paragraph" style:parent-style-name="Standard">
      <style:text-properties officeooo:rsid="000b79de" officeooo:paragraph-rsid="000b79de"/>
    </style:style>
    <style:style style:name="P11" style:family="paragraph" style:parent-style-name="Standard">
      <style:text-properties officeooo:rsid="000cd3bb" officeooo:paragraph-rsid="000cd3bb"/>
    </style:style>
    <style:style style:name="P12" style:family="paragraph" style:parent-style-name="Standard">
      <style:text-properties officeooo:rsid="000d6166" officeooo:paragraph-rsid="000d6166"/>
    </style:style>
    <style:style style:name="P13" style:family="paragraph" style:parent-style-name="Standard">
      <style:text-properties fo:font-weight="bold" officeooo:rsid="000d6166" officeooo:paragraph-rsid="000d6166" style:font-weight-asian="bold" style:font-weight-complex="bold"/>
    </style:style>
    <style:style style:name="P14" style:family="paragraph" style:parent-style-name="Standard">
      <style:text-properties fo:font-weight="bold" officeooo:rsid="0010bd79" officeooo:paragraph-rsid="0010bd79" style:font-weight-asian="bold" style:font-weight-complex="bold"/>
    </style:style>
    <style:style style:name="P15" style:family="paragraph" style:parent-style-name="Standard">
      <style:text-properties fo:font-weight="bold" officeooo:rsid="00123749" officeooo:paragraph-rsid="00123749" style:font-weight-asian="bold" style:font-weight-complex="bold"/>
    </style:style>
    <style:style style:name="P16" style:family="paragraph" style:parent-style-name="Standard">
      <style:text-properties fo:font-weight="bold" officeooo:rsid="001f46d9" officeooo:paragraph-rsid="001f46d9" style:font-weight-asian="bold" style:font-weight-complex="bold"/>
    </style:style>
    <style:style style:name="P17" style:family="paragraph" style:parent-style-name="Standard">
      <style:text-properties fo:font-weight="bold" officeooo:rsid="004445ca" officeooo:paragraph-rsid="004445ca" style:font-weight-asian="bold" style:font-weight-complex="bold"/>
    </style:style>
    <style:style style:name="P18" style:family="paragraph" style:parent-style-name="Standard">
      <style:text-properties fo:font-weight="bold" officeooo:rsid="00494f74" officeooo:paragraph-rsid="00494f74" style:font-weight-asian="bold" style:font-weight-complex="bold"/>
    </style:style>
    <style:style style:name="P19" style:family="paragraph" style:parent-style-name="Standard">
      <style:text-properties officeooo:rsid="000ed837" officeooo:paragraph-rsid="000ed837"/>
    </style:style>
    <style:style style:name="P20" style:family="paragraph" style:parent-style-name="Standard">
      <style:text-properties fo:font-weight="normal" officeooo:rsid="0010bd79" officeooo:paragraph-rsid="0010bd79" style:font-weight-asian="normal" style:font-weight-complex="normal"/>
    </style:style>
    <style:style style:name="P21" style:family="paragraph" style:parent-style-name="Standard">
      <style:text-properties fo:font-weight="normal" officeooo:rsid="00123749" officeooo:paragraph-rsid="00123749" style:font-weight-asian="normal" style:font-weight-complex="normal"/>
    </style:style>
    <style:style style:name="P22" style:family="paragraph" style:parent-style-name="Standard">
      <style:text-properties fo:font-weight="normal" officeooo:rsid="00123749" officeooo:paragraph-rsid="0013e56f" style:font-weight-asian="normal" style:font-weight-complex="normal"/>
    </style:style>
    <style:style style:name="P23" style:family="paragraph" style:parent-style-name="Standard">
      <style:text-properties fo:font-weight="normal" officeooo:rsid="0013e56f" officeooo:paragraph-rsid="0013e56f" style:font-weight-asian="normal" style:font-weight-complex="normal"/>
    </style:style>
    <style:style style:name="P24" style:family="paragraph" style:parent-style-name="Standard">
      <style:text-properties fo:font-weight="normal" officeooo:rsid="0014526b" officeooo:paragraph-rsid="0014526b" style:font-weight-asian="normal" style:font-weight-complex="normal"/>
    </style:style>
    <style:style style:name="P25" style:family="paragraph" style:parent-style-name="Standard">
      <style:text-properties fo:font-weight="normal" officeooo:rsid="0014cc35" officeooo:paragraph-rsid="0014cc35" style:font-weight-asian="normal" style:font-weight-complex="normal"/>
    </style:style>
    <style:style style:name="P26" style:family="paragraph" style:parent-style-name="Standard">
      <style:text-properties fo:font-weight="normal" officeooo:rsid="0016d60a" officeooo:paragraph-rsid="0016d60a" style:font-weight-asian="normal" style:font-weight-complex="normal"/>
    </style:style>
    <style:style style:name="P27" style:family="paragraph" style:parent-style-name="Standard">
      <style:text-properties fo:font-weight="normal" officeooo:rsid="00206889" officeooo:paragraph-rsid="00206889" style:font-weight-asian="normal" style:font-weight-complex="normal"/>
    </style:style>
    <style:style style:name="P28" style:family="paragraph" style:parent-style-name="Standard">
      <style:text-properties fo:font-weight="normal" officeooo:rsid="0021a856" officeooo:paragraph-rsid="0021a856" style:font-weight-asian="normal" style:font-weight-complex="normal"/>
    </style:style>
    <style:style style:name="P29" style:family="paragraph" style:parent-style-name="Standard">
      <style:text-properties fo:font-weight="normal" officeooo:rsid="00238a5f" officeooo:paragraph-rsid="00238a5f" style:font-weight-asian="normal" style:font-weight-complex="normal"/>
    </style:style>
    <style:style style:name="P30" style:family="paragraph" style:parent-style-name="Standard">
      <style:text-properties fo:font-weight="normal" officeooo:rsid="00264df7" officeooo:paragraph-rsid="00264df7" style:font-weight-asian="normal" style:font-weight-complex="normal"/>
    </style:style>
    <style:style style:name="P31" style:family="paragraph" style:parent-style-name="Standard">
      <style:text-properties fo:font-weight="normal" officeooo:rsid="0027558b" officeooo:paragraph-rsid="0027558b" style:font-weight-asian="normal" style:font-weight-complex="normal"/>
    </style:style>
    <style:style style:name="P32" style:family="paragraph" style:parent-style-name="Standard">
      <style:text-properties fo:font-weight="normal" officeooo:rsid="002a24c8" officeooo:paragraph-rsid="002a24c8" style:font-weight-asian="normal" style:font-weight-complex="normal"/>
    </style:style>
    <style:style style:name="P33" style:family="paragraph" style:parent-style-name="Standard">
      <style:text-properties fo:font-weight="normal" officeooo:rsid="004445ca" officeooo:paragraph-rsid="004445ca" style:font-weight-asian="normal" style:font-weight-complex="normal"/>
    </style:style>
    <style:style style:name="P34" style:family="paragraph" style:parent-style-name="Standard">
      <style:text-properties fo:font-weight="normal" officeooo:rsid="004445ca" officeooo:paragraph-rsid="00468164" style:font-weight-asian="normal" style:font-weight-complex="normal"/>
    </style:style>
    <style:style style:name="P35" style:family="paragraph" style:parent-style-name="Standard">
      <style:text-properties fo:font-weight="normal" officeooo:rsid="00330c7d" officeooo:paragraph-rsid="004445ca" style:font-weight-asian="normal" style:font-weight-complex="normal"/>
    </style:style>
    <style:style style:name="P36" style:family="paragraph" style:parent-style-name="Standard">
      <style:text-properties fo:font-weight="normal" officeooo:rsid="000d6166" officeooo:paragraph-rsid="000d6166" style:font-weight-asian="normal" style:font-weight-complex="normal"/>
    </style:style>
    <style:style style:name="P37" style:family="paragraph" style:parent-style-name="Standard">
      <style:text-properties officeooo:rsid="00123749" officeooo:paragraph-rsid="00123749"/>
    </style:style>
    <style:style style:name="P38" style:family="paragraph" style:parent-style-name="Standard">
      <style:text-properties officeooo:rsid="0013e56f" officeooo:paragraph-rsid="0013e56f"/>
    </style:style>
    <style:style style:name="P39" style:family="paragraph" style:parent-style-name="Standard">
      <style:text-properties officeooo:rsid="0018769b" officeooo:paragraph-rsid="0018769b"/>
    </style:style>
    <style:style style:name="P40" style:family="paragraph" style:parent-style-name="Standard">
      <style:text-properties officeooo:rsid="001a148d" officeooo:paragraph-rsid="001a148d"/>
    </style:style>
    <style:style style:name="P41" style:family="paragraph" style:parent-style-name="Standard">
      <style:text-properties officeooo:rsid="001ca333" officeooo:paragraph-rsid="001ca333"/>
    </style:style>
    <style:style style:name="P42" style:family="paragraph" style:parent-style-name="Standard">
      <style:text-properties officeooo:rsid="00238a5f" officeooo:paragraph-rsid="00238a5f"/>
    </style:style>
    <style:style style:name="P43" style:family="paragraph" style:parent-style-name="Standard">
      <style:text-properties officeooo:rsid="00255f9e" officeooo:paragraph-rsid="00255f9e"/>
    </style:style>
    <style:style style:name="P44" style:family="paragraph" style:parent-style-name="Standard">
      <style:text-properties officeooo:paragraph-rsid="00255f9e"/>
    </style:style>
    <style:style style:name="P45" style:family="paragraph" style:parent-style-name="Standard">
      <style:text-properties officeooo:rsid="002aa602" officeooo:paragraph-rsid="002aa602"/>
    </style:style>
    <style:style style:name="P46" style:family="paragraph" style:parent-style-name="Standard">
      <style:text-properties officeooo:rsid="002b44b7" officeooo:paragraph-rsid="002b44b7"/>
    </style:style>
    <style:style style:name="P47" style:family="paragraph" style:parent-style-name="Standard">
      <style:text-properties officeooo:rsid="002c10de" officeooo:paragraph-rsid="002c10de"/>
    </style:style>
    <style:style style:name="P48" style:family="paragraph" style:parent-style-name="Standard">
      <style:text-properties officeooo:rsid="002e2b14" officeooo:paragraph-rsid="002e2b14"/>
    </style:style>
    <style:style style:name="P49" style:family="paragraph" style:parent-style-name="Standard">
      <style:text-properties officeooo:rsid="002e2b14" officeooo:paragraph-rsid="002f6813"/>
    </style:style>
    <style:style style:name="P50" style:family="paragraph" style:parent-style-name="Standard">
      <style:text-properties officeooo:rsid="002e2b14" officeooo:paragraph-rsid="0030b031"/>
    </style:style>
    <style:style style:name="P51" style:family="paragraph" style:parent-style-name="Standard">
      <style:text-properties officeooo:rsid="0030ce18" officeooo:paragraph-rsid="0030ce18"/>
    </style:style>
    <style:style style:name="P52" style:family="paragraph" style:parent-style-name="Standard">
      <style:text-properties officeooo:rsid="00330c7d" officeooo:paragraph-rsid="00330c7d"/>
    </style:style>
    <style:style style:name="P53" style:family="paragraph" style:parent-style-name="Standard">
      <style:text-properties officeooo:rsid="003506ca" officeooo:paragraph-rsid="003506ca"/>
    </style:style>
    <style:style style:name="P54" style:family="paragraph" style:parent-style-name="Standard">
      <style:text-properties officeooo:rsid="00360a33" officeooo:paragraph-rsid="00360a33"/>
    </style:style>
    <style:style style:name="P55" style:family="paragraph" style:parent-style-name="Standard">
      <style:text-properties officeooo:rsid="00364671" officeooo:paragraph-rsid="00364671"/>
    </style:style>
    <style:style style:name="P56" style:family="paragraph" style:parent-style-name="Standard">
      <style:text-properties officeooo:rsid="003653d3" officeooo:paragraph-rsid="003653d3"/>
    </style:style>
    <style:style style:name="P57" style:family="paragraph" style:parent-style-name="Standard">
      <style:text-properties officeooo:rsid="00372e0e" officeooo:paragraph-rsid="00372e0e"/>
    </style:style>
    <style:style style:name="P58" style:family="paragraph" style:parent-style-name="Standard">
      <style:text-properties officeooo:rsid="00372e0e" officeooo:paragraph-rsid="003e3ae2"/>
    </style:style>
    <style:style style:name="P59" style:family="paragraph" style:parent-style-name="Standard">
      <style:text-properties officeooo:rsid="0038819b" officeooo:paragraph-rsid="0038819b"/>
    </style:style>
    <style:style style:name="P60" style:family="paragraph" style:parent-style-name="Standard">
      <style:text-properties officeooo:rsid="003a79f4" officeooo:paragraph-rsid="003a79f4"/>
    </style:style>
    <style:style style:name="P61" style:family="paragraph" style:parent-style-name="Standard">
      <style:text-properties officeooo:rsid="003aba5c" officeooo:paragraph-rsid="003aba5c"/>
    </style:style>
    <style:style style:name="P62" style:family="paragraph" style:parent-style-name="Standard">
      <style:text-properties officeooo:rsid="003c3a51" officeooo:paragraph-rsid="003c3a51"/>
    </style:style>
    <style:style style:name="P63" style:family="paragraph" style:parent-style-name="Standard">
      <style:text-properties officeooo:rsid="003d1a0a" officeooo:paragraph-rsid="003d1a0a"/>
    </style:style>
    <style:style style:name="P64" style:family="paragraph" style:parent-style-name="Standard">
      <style:text-properties officeooo:rsid="003e5f8c" officeooo:paragraph-rsid="003e5f8c"/>
    </style:style>
    <style:style style:name="P65" style:family="paragraph" style:parent-style-name="Standard">
      <style:text-properties officeooo:rsid="00406f1a" officeooo:paragraph-rsid="00406f1a"/>
    </style:style>
    <style:style style:name="P66" style:family="paragraph" style:parent-style-name="Standard">
      <style:text-properties officeooo:rsid="00431c75" officeooo:paragraph-rsid="00431c75"/>
    </style:style>
    <style:style style:name="P67" style:family="paragraph" style:parent-style-name="Standard">
      <style:text-properties officeooo:rsid="0030b031" officeooo:paragraph-rsid="0030b031"/>
    </style:style>
    <style:style style:name="T1" style:family="text">
      <style:text-properties officeooo:rsid="0001a57b"/>
    </style:style>
    <style:style style:name="T2" style:family="text">
      <style:text-properties officeooo:rsid="00078c5f"/>
    </style:style>
    <style:style style:name="T3" style:family="text">
      <style:text-properties officeooo:rsid="0009d881"/>
    </style:style>
    <style:style style:name="T4" style:family="text">
      <style:text-properties officeooo:rsid="000cd3bb"/>
    </style:style>
    <style:style style:name="T5" style:family="text">
      <style:text-properties officeooo:rsid="000ed837"/>
    </style:style>
    <style:style style:name="T6" style:family="text">
      <style:text-properties officeooo:rsid="0014526b"/>
    </style:style>
    <style:style style:name="T7" style:family="text">
      <style:text-properties officeooo:rsid="0014cc35"/>
    </style:style>
    <style:style style:name="T8" style:family="text">
      <style:text-properties officeooo:rsid="00169a81"/>
    </style:style>
    <style:style style:name="T9" style:family="text">
      <style:text-properties fo:font-weight="bold" officeooo:rsid="0046a96b" style:font-weight-asian="bold" style:font-weight-complex="bold"/>
    </style:style>
    <style:style style:name="T10" style:family="text">
      <style:text-properties fo:font-weight="bold" officeooo:rsid="00481539" style:font-weight-asian="bold" style:font-weight-complex="bold"/>
    </style:style>
    <style:style style:name="T11" style:family="text">
      <style:text-properties officeooo:rsid="001a148d"/>
    </style:style>
    <style:style style:name="T12" style:family="text">
      <style:text-properties officeooo:rsid="001b8e1d"/>
    </style:style>
    <style:style style:name="T13" style:family="text">
      <style:text-properties officeooo:rsid="00255f9e"/>
    </style:style>
    <style:style style:name="T14" style:family="text">
      <style:text-properties officeooo:rsid="00264df7"/>
    </style:style>
    <style:style style:name="T15" style:family="text">
      <style:text-properties officeooo:rsid="0027558b"/>
    </style:style>
    <style:style style:name="T16" style:family="text">
      <style:text-properties officeooo:rsid="002846a9"/>
    </style:style>
    <style:style style:name="T17" style:family="text">
      <style:text-properties officeooo:rsid="002a3833"/>
    </style:style>
    <style:style style:name="T18" style:family="text">
      <style:text-properties officeooo:rsid="002c10de"/>
    </style:style>
    <style:style style:name="T19" style:family="text">
      <style:text-properties officeooo:rsid="002c3397"/>
    </style:style>
    <style:style style:name="T20" style:family="text">
      <style:text-properties officeooo:rsid="0030b031"/>
    </style:style>
    <style:style style:name="T21" style:family="text">
      <style:text-properties officeooo:rsid="003140d9"/>
    </style:style>
    <style:style style:name="T22" style:family="text">
      <style:text-properties officeooo:rsid="00335f0c"/>
    </style:style>
    <style:style style:name="T23" style:family="text">
      <style:text-properties officeooo:rsid="00360a33"/>
    </style:style>
    <style:style style:name="T24" style:family="text">
      <style:text-properties officeooo:rsid="00364671"/>
    </style:style>
    <style:style style:name="T25" style:family="text">
      <style:text-properties officeooo:rsid="003653d3"/>
    </style:style>
    <style:style style:name="T26" style:family="text">
      <style:text-properties officeooo:rsid="00372e0e"/>
    </style:style>
    <style:style style:name="T27" style:family="text">
      <style:text-properties officeooo:rsid="003796dc"/>
    </style:style>
    <style:style style:name="T28" style:family="text">
      <style:text-properties officeooo:rsid="003a79f4"/>
    </style:style>
    <style:style style:name="T29" style:family="text">
      <style:text-properties officeooo:rsid="003aba5c"/>
    </style:style>
    <style:style style:name="T30" style:family="text">
      <style:text-properties officeooo:rsid="003c3a51"/>
    </style:style>
    <style:style style:name="T31" style:family="text">
      <style:text-properties officeooo:rsid="003cbbb2"/>
    </style:style>
    <style:style style:name="T32" style:family="text">
      <style:text-properties officeooo:rsid="003d3ef8"/>
    </style:style>
    <style:style style:name="T33" style:family="text">
      <style:text-properties officeooo:rsid="003e3ae2"/>
    </style:style>
    <style:style style:name="T34" style:family="text">
      <style:text-properties officeooo:rsid="003f4f12"/>
    </style:style>
    <style:style style:name="T35" style:family="text">
      <style:text-properties officeooo:rsid="00423f8f"/>
    </style:style>
    <style:style style:name="T36" style:family="text">
      <style:text-properties officeooo:rsid="004445ca"/>
    </style:style>
    <style:style style:name="T37" style:family="text">
      <style:text-properties officeooo:rsid="0045fe0a"/>
    </style:style>
    <style:style style:name="T38" style:family="text">
      <style:text-properties officeooo:rsid="00468164"/>
    </style:style>
    <style:style style:name="T39" style:family="text">
      <style:text-properties officeooo:rsid="0046a96b"/>
    </style:style>
    <style:style style:name="T40" style:family="text">
      <style:text-properties officeooo:rsid="00481539"/>
    </style:style>
    <style:style style:name="T41" style:family="text">
      <style:text-properties fo:language="en" fo:country="US"/>
    </style:style>
    <style:style style:name="T42" style:family="text">
      <style:text-properties fo:language="en" fo:country="US" officeooo:rsid="004b3e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tory:</text:p>
      <text:p text:style-name="P36"/>
      <text:p text:style-name="P11">Metztli, the Moon God, seeks revenge on Tonatiuh. He meddles in the affairs of humans and creates a cult in his name, populated by bandits, nomads and thieves. The Cult worships Metztli and gives offerings to the lord of the Underworld and the night, Mictlantecuhtli, to grant the Moon eternity. Mictlan is pleased with the tribute.</text:p>
      <text:p text:style-name="P11"/>
      <text:p text:style-name="P11">Tonatiuh, the Sun God, travels through the underworld every night to create a new day. Xolotl serves as his guide. Due to the Moon Cults offerings, Xolotl is overwhelmed by new souls he must guide to the underworld that he leaves Tonatiuh unprotected for a night. Mictlan seizes that opportunity to trap Tonatiuh in the underworld and keep the sun from rising the next day. Night becomes eternity.</text:p>
      <text:p text:style-name="P11"/>
      <text:p text:style-name="P12">After two endless nights, the Anahuac people become fearful. Without the sun to revitalize their life essence, the teyolia, through warmth, they begin to feel weak. The Moon Cult thrives by the light of the moon, becoming more dangerous. Quetzalcoatl, the Creator-God of Wind and Knowledge, becomes concerned over the plight of his best creation. He didn’t rage-quit humans four times to let these guys just die like this. He seeks for a strong t<text:span text:style-name="T5">eyolia</text:span> among mankind to aid him in his search for the Sun God.</text:p>
      <text:p text:style-name="P12"/>
      <text:p text:style-name="P19">The strongest teyolia he senses is that of a commoner girl by the name of Atzi. She is a nagual, a shaman who can invoke the tonalli of animals. He comes to her as a man seeking her shaman services and presents her with the case of the missing Sun God. He gives her the location of the Moon Cult and asks her to seek them out. He <text:span text:style-name="T16">awakens the true power of her birth tonal, the crocodile</text:span>, thus revealing his god powers and gaining her trust.</text:p>
      <text:p text:style-name="P19"/>
      <text:p text:style-name="P45">Atzi begins her adventure in her home city-state of Xochitlan, home of flowers. </text:p>
      <text:p text:style-name="P45"/>
      <text:p text:style-name="P45">Without the sun, the world has grown dim and lifeless. Flowers remain hidden within their petals and the scarcity of morning dew has left the jungle dry. Fog consumes all and a malevolent mist is spread thin across water. Friendly Spirits have fallen from the heavens and have turned into demons wandering the earth. </text:p>
      <text:p text:style-name="P45"/>
      <text:p text:style-name="P45">Running through Xochitlan, Atzi talks to villagers who tell her of the emerging horrors outside of the city-state. Traders and farmers in the outskirts have gone missing. This has frightened people to move within the city and without farm labour, food supply is low. </text:p>
      <text:p text:style-name="P45"/>
      <text:p text:style-name="P46">At the edge of Xochitlan, she meets with the elite band of warriors, the Jaguars, who have been keeping the night demons at bay. Unfortunately, they cannot pursue the demons deeper into the water to keep them away from the shallow water farms. Atzi dives into the currents of Lake Texcoco, transforming into her crocodile form. She seeks the source of the water demons.</text:p>
      <text:p text:style-name="P46"/>
      <text:p text:style-name="P47">Fighting her way deeper into the waters and into the murky, light-less depths, Atzi defeats water demons. She comes across little rays of sun who have taken the form of butterflies. Collecting these lost rays, she finds that they harness the power of light and she can give them to Quetzalcoatl, who in turn lights a path for her. The path of light reveals a bridge between the underwater earth and the Lake Goddesses’ paradise hidden within a cave. Atzi follows this and emerges in Tlalocan, a paradise of eternal Springtime for humans who found their grace with <text:span text:style-name="T5">Chalchiuhtlicue, </text:span>the Lake Goddess.</text:p>
      <text:p text:style-name="P47"/>
      <text:p text:style-name="P47">Chalchiuhtlicue has found herself possessed by a sea slug, the symbol of the Moon. She has become enraged and malevolent, seeking to destroy anyone near her precious fresh waters. Atzi battles her and <text:soft-page-break/>destroys the sea slug embedded in her heart. Once defeated, Chalchiuhtlicue regains her senses and purifies her waters from demons. She reveals she was once the mother of the Moon God, Metztli, and that the sea slug was his doing. She explains that her son was born Tecciztecatl <text:span text:style-name="T19">and he was a handsome, powerful and confident God Prince. At the beginning of the Fifth World, Atzi’s World, he was chosen to become the Sun, a great honor among godkind. However, it involved having to sacrifice oneself by pyre and in his fear, he relinquished the opportunity. Another God sacrificed himself to become the Sun for Humanity and left Tecciztecatl humiliated. He tried to regain the status but it was too late. Once he jumped into the fire and became a second sun, the other Gods destroyed his flames, turning him into the Moon. How did they destroy his flames? They threw a rabbit at him. Weird, right?</text:span></text:p>
      <text:p text:style-name="P47"/>
      <text:p text:style-name="P48">Atzi resurfaces on the shores of Xochitlan where the Jaguar Warriors awaited her return. She tells them of the Lake Goddess, the Sea-Slug and the water demons. They listen and decide since the lake has become purified, they will extend their patrols to the outside of the like and protect her from what lurks <text:s/>beyond the forests. Atzi marches with the Jaguar Warriors to the edge of Lake Texcoco where the purified waters meet the leaves of the haunted forest, Cuauhtlal.</text:p>
      <text:p text:style-name="P48"/>
      <text:p text:style-name="P49">Traveling into the forests, Atzi finds it teeming with demonized spirits. Stars fall out of the sky and when the land, they become fearsome female warriors. They are known as the <text:span text:style-name="T13">Tzitzimitl, protectors of mankind, but cosmic turmoil has turned them evil. They have become angry that the souls of women have fallen out of the sky and are protecting these souls from those still on earth.</text:span></text:p>
      <text:p text:style-name="P49"/>
      <text:p text:style-name="P50">Atzi comes across a man near death at a crossroads. He has been attacked and left to succumb to his wounds. Atzi heals him and props him against an empty shrine. He introduces himself as <text:span text:style-name="T20">Tenoch the</text:span> Pochteca, a traveling merchant of exotic goods. <text:span text:style-name="T20">He was on his way to Xochitlan when an enraged being attacked him and stole his treasure, his infant son. The man finds himself too weak to carry the burden of his coati tonal so he bestows it upon Atzi.</text:span></text:p>
      <text:p text:style-name="P50"/>
      <text:p text:style-name="P67">The nagual girl follows the winding trail of the attacker to find a ghostly woman with unkempt hair cradling and soothing the child. She is a cihuateotl, a spirit of a woman who died in childbirth. They live in paradise to the east of the sun, but without the sun, they have been falling to the earth and have become distraught by their earthly pain. The cihuateotl senses Atzi’s motivation to steal her son and she becomes enraged with grief. She hides the infant and fights Atzi through her tears. Atzi subdues her and snatches the child when she finds him. She then bolts back to Tenoch as the weeping mother gives chase.</text:p>
      <text:p text:style-name="P50"/>
      <text:p text:style-name="P67">Atzi, in the form of the coati, swings fiercely through the jungles using her tail, as the child is held in her arms. She outruns the mother and reaches Tenoch. She places the child in his arms and Tenoch tells Atzi to reach into his bags. She finds a doll and places it in the shrine he is lying against. The shrine glows and its light soothes the Cihuateotl. The spirit reaches into the shrine and takes the doll, cradling it in her arms and disappears into the night. Tenoch tells Atzi the story of his wife who died in childbirth, the paradise in which they go live, and how without the sun they now wander earth with their pain. He mentions how much that spirit looked like his late wife. Atzi guides him back to the protection of the Jaguar Warriors and promises she’ll find the Sun. Tenoch gifts her his coati tonal, for the sake of his lost wife.</text:p>
      <text:p text:style-name="P50"/>
      <text:p text:style-name="P51">Atzi returns to the forest and fights her way through distraught spirits and angry demons. She follows signs of man, hoping that one of them will lead her to the Moon Cult. Instead, she finds the camp of the Tolteca, artisans of luxury items. Their skill is revered in Anahuac but they live in their own settlements due to their wild lifestyle of excess. They worship Xochiquetzal, the beautiful goddess of female sexual <text:soft-page-break/>power, fertility, beauty and the arts. The Tolteca welcome Atzi to their grounds <text:span text:style-name="T21">and tell her that their party life is being threatened by some weird guys outside their camp. Ever since those weird guys started perving on their festivities, Xochiquetzal has gone missing.</text:span></text:p>
      <text:p text:style-name="P52"/>
      <text:p text:style-name="P52">In order to find Xochiquetzal, Atzi must follow her desire. Atzi discovers her desire to be the jaguar tonalli, like her brother, and she begins to find jaguar symbols in the forest. Flowers that reflect the eyes of the jaguar grow along the path to Xochiquetzal’s grotto. The grotto is inside a mountain by the name of Ichpochtli, meaning maiden, the form in which the mountain takes. Flowers and vegetation adorn the mountain, looking like the long hair and woven clothes of a young woman. Within the grotto, Atzi gains the form of jaguar as Xochiquetzal’s aura empowers women.</text:p>
      <text:p text:style-name="P52"/>
      <text:p text:style-name="P53">Inside the Grotto, Atzi comes across the ‘weird men’ the Tolteca warned her about. They are the Moon Cultists as they bear the symbol of the sea-slug on their shields. <text:span text:style-name="T23">Fighting her way through the cultists she comes across the High Priestess Yolotli as the woman performs a Moon ritual. She releases a sea slug and it jumps into the mouth of the captured Xochiquetzal at her side. The slug then embeds itself into Xochiquetzal’s heart and the grotto loses its dawn beauty. Night consumes the grotto.</text:span></text:p>
      <text:p text:style-name="P53"/>
      <text:p text:style-name="P54">Atzi hears the Jaguar Warriors arriving and she leaps into battle, facing the Priestess herself. While the Warriors fend off the Cultists, Atzi defeats the Priestess, a powerful shaman with the tonalli of a boar. She gains <text:span text:style-name="T24">the boar tonalli and immediately smashes through the rock prison Xochiquetzal was bound in. It is too late, however, as the sea slug has already turned Xochiquetzal evil.</text:span></text:p>
      <text:p text:style-name="P54"/>
      <text:p text:style-name="P55">When released, Xochiquetzal attacks Atzi with a flurry of lunar moths. <text:span text:style-name="T25">After a fierce battle, Atzi tears the slug from Xochiquetzal’s heart and the goddess falls in exhaustion. She lands in a bed of her flowers and the grotto returns to its beauty. As Atzi approaches, the papalotl that she has collected emerge from her bag an surround Xochiquetzal. The Goddess recognizes the presence of her son, Quetzalcoatl and asks to speak to both him and his companion, Atzi.</text:span></text:p>
      <text:p text:style-name="P55"/>
      <text:p text:style-name="P56">Xochiquetzal tells them of the Moon Cult who have overtaken her domain. She explains that the Cult have gained power through the light of the moon and have slaughtered any man, woman and child they come across. Her Tolteca worshipers have lost many loved ones and she had sought to stop the murderers. Instead, her attempt was stopped by Metztli who sent his cult after her. <text:span text:style-name="T26">She also mentions that the Cultists have been paying tribute to a God with all these murders, but she does not know which. Atzi must find this out. </text:span></text:p>
      <text:p text:style-name="P57"/>
      <text:p text:style-name="P62">She sets foot out of the grotto to find the Jaguar Warriors waiting for her. <text:span text:style-name="T31">They kneel before her and the high ranking officer, Xipil, approaches her. He tells her he has seen her battles and he is impressed. For all he knows, she’s a Jaguar Warrior herself and he and his men are helping her complete her mission. He asks her what their next target is. Metztlitepec, she says, the Moon Cultist Camp. The Goddess’ butterflies will show her the way.</text:span></text:p>
      <text:p text:style-name="P57"/>
      <text:p text:style-name="P63">Atzi and the Jaguar Warriors make their way to Metztlitepec. The Jaguar Warriors take care of the <text:span text:style-name="T32">Cultists and Atzi is able to head straight for the Chief. After she defeats the Chief she finds out that the god they have been paying tribute to is Mictlantecuhtli, the lord of the Underworld. This stops Atzi in her tracks. </text:span></text:p>
      <text:p text:style-name="P63"/>
      <text:p text:style-name="P58">Atzi <text:span text:style-name="T30">becomes</text:span> <text:span text:style-name="T33">fearful</text:span> about having to face actual evil Gods. She feels she is not strong enough now that she has lost the power of the Jaguar. Even with the Boar, Coati and Crocodile, she believes she is a <text:soft-page-break/>mere child that cannot compare to the Jaguar Warriors, much less a God himself. <text:span text:style-name="T27">Up until this point, she has only been squishing slugs. </text:span></text:p>
      <text:p text:style-name="P57"/>
      <text:p text:style-name="P59">Atzi questions herself and <text:span text:style-name="T30">Quetzalcoatl</text:span> soothes her doubts. <text:span text:style-name="T30">Quetzalcoatl </text:span>tells Atzi of Duality. Since the Gods created the Universe, there has been a balance of two. Two Gods formed Existence. Each God and being has two aspects. Humanity has man and woman. Neither is more than the other, but both are nothing without each other. Strengths are different. Weakness are different. We are not the same so we can be the same. Atzi cannot worry about who she is not because what she is not <text:span text:style-name="T28">is what makes her. Confused, yet oddly soothed, Atzi leaves the camp.</text:span></text:p>
      <text:p text:style-name="P59"/>
      <text:p text:style-name="P60">Outside of <text:span text:style-name="T30">Metzlitepec</text:span>, <text:span text:style-name="T30">a Jaguar Warrior meets up with her and tells her Xipil has met a fatal blow from the Moon Cultists</text:span>. <text:span text:style-name="T30">She runs to his side where he smiles and takes her hand. </text:span>He <text:span text:style-name="T30">tells her he</text:span> saw her battle with the Priestess, Xochiquetzal <text:span text:style-name="T30">and the Chief</text:span>, and he could only imagine how she fought to purify the waters of Lake Texcoco. He says he wishes he could be as strong <text:span text:style-name="T30">as her.</text:span> Atzi hugs him and says <text:span text:style-name="T29">he is. She tells him that she has to go to the Underworld to search for the Sun God and Xipil pledges his strength to her, what little of it he has left. Only one problem, she does not know how to get to the Underworld. </text:span></text:p>
      <text:p text:style-name="P60"/>
      <text:p text:style-name="P61">Quetzalcoatl finally decides to speak up. He tells them that his brother, Xolotl, is the Guide to the Underworld. They must find a way to summon the Monstrous Dog God and have him take them to Mictlan. They cannot kill Moon Cultists as their souls have been compromised. <text:span text:style-name="T30">Xipil nods in understanding and lets go of his mortal vassal. Before Atzi can plead fir him, the snarl of the Death Dog appears before them.</text:span></text:p>
      <text:p text:style-name="P61"/>
      <text:p text:style-name="P64">Xolotl has become weary of so many people he has had to guide. He figures both Xipil and Atzi have passed and he tells them to follow him for their time has come. Xolotl opens up a portal to the underworld and swallows the siblings.</text:p>
      <text:p text:style-name="P64"/>
      <text:p text:style-name="P64">In the Underworld, Xipil finds himself feeling like new as they cross the first level of Mictlan. Xolotl tells them the usual speech, yada yada yada. He tells them of the four year journey <text:span text:style-name="T34">through the seven layers of the Underworld and what they do. He gives a run through of each level and what that means to them. Xolotl’s collar then rings and he rolls his eyes; its been a busy month for him. He leaves them to their own devices.</text:span></text:p>
      <text:p text:style-name="P64"/>
      <text:p text:style-name="P65">In Xolotl’s disappearance, Xipil and Atzi land in the shores of Metatl. Since Xipil is the actual spirit, Atzi must stay behind him as he clears the seven layers of the Underworld. When they get through it together, they appear in the Underworld God’s throne room with Xipil now as a full spirit without a human core. Atzi demands to know where the Sun God is and Mictlan tries to talk in circles. The confrontation escalates into a battle and the Jaguar siblings leap into action. Her brother takes the form of an ethereal Jaguar and she the one of an earthly Jaguar, together they have the power of Duality to defeat Mictlan. </text:p>
      <text:p text:style-name="P65"/>
      <text:p text:style-name="P65">Once they overwhelm him, Mictlan calls it quits and lets them have the Sun God who he had kept prisoner. They go to release him and <text:span text:style-name="T1">Tonatiuh </text:span>ascends into the heavens, <text:span text:style-name="T35">taking Xipli and Atzi with him. He says they got some Moon God’s ass to kick. He shoots ahead and the Jaguar siblings run in his trail of sun rays, continuing to fight the star and night demons that have taken over the heavens. They find the Moon God and the Final Countdown begins. After a massive battle, the Moon God is banished back into the Morning and the cycle of day and night is back to normal. Tonatiuh thanks them and prepares to go. He opens the gates to the paradise for fallen warriors and tells Xipil he has earned it. Xipil turns </text:span><text:soft-page-break/><text:span text:style-name="T35">to Atzi and there is a sentimental exchange between them. Xipil rides off into the horizon. Atzi is returned to Xochitlan by Quetzalcoatl.</text:span></text:p>
      <text:p text:style-name="P65"/>
      <text:p text:style-name="P66">The End, I guess. I’ll write the closing scenes later.</text:p>
      <text:p text:style-name="P48"/>
      <text:p text:style-name="P17">Level Break Up:</text:p>
      <text:p text:style-name="P17"/>
      <text:p text:style-name="P33">The Fifth World</text:p>
      <text:p text:style-name="P33"><text:tab/>Xochitlan</text:p>
      <text:p text:style-name="P33"><text:tab/><text:tab/><text:span text:style-name="T39">Acquire </text:span><text:span text:style-name="T9">Crocodile</text:span><text:span text:style-name="T39"> Tonalli</text:span></text:p>
      <text:p text:style-name="P33"><text:tab/>Lake Texcoco</text:p>
      <text:p text:style-name="P33"><text:tab/><text:tab/><text:span text:style-name="T37">Mini-Boss: Spoopy Fish</text:span></text:p>
      <text:p text:style-name="P33"><text:tab/>Tlalocan</text:p>
      <text:p text:style-name="P33"><text:tab/><text:tab/>Boss: Lake Goddess</text:p>
      <text:p text:style-name="P33"><text:tab/>Cuauhtlal</text:p>
      <text:p text:style-name="P33"><text:tab/><text:tab/><text:span text:style-name="T39">Acquire </text:span><text:span text:style-name="T9">Coati</text:span><text:span text:style-name="T39"> Tonalli</text:span></text:p>
      <text:p text:style-name="P33"><text:tab/><text:tab/>Mini-Boss: The Spirit Mother</text:p>
      <text:p text:style-name="P33"><text:tab/>Tolteca Grounds</text:p>
      <text:p text:style-name="P33"><text:tab/><text:tab/><text:span text:style-name="T37">Mini-Boss: Chief Tlanextli</text:span></text:p>
      <text:p text:style-name="P35"><text:tab/>Ichpochtli</text:p>
      <text:p text:style-name="P35"><text:tab/><text:tab/><text:span text:style-name="T40">Acquire </text:span><text:span text:style-name="T10">Boar </text:span><text:span text:style-name="T40">Tonalli</text:span></text:p>
      <text:p text:style-name="P35"><text:tab/><text:tab/><text:span text:style-name="T40">Temporary use of Jaguar Tonalli</text:span></text:p>
      <text:p text:style-name="P35"><text:tab/><text:tab/><text:span text:style-name="T36">Mini-Boss: The Cult Priestess</text:span></text:p>
      <text:p text:style-name="P35"><text:tab/><text:tab/><text:span text:style-name="T36">Boss: Beauty Goddess</text:span></text:p>
      <text:p text:style-name="P33"><text:tab/>Metztlitepec</text:p>
      <text:p text:style-name="P33"><text:tab/><text:tab/>Boss: Cult Chief</text:p>
      <text:p text:style-name="P33"/>
      <text:p text:style-name="P33">The Under World</text:p>
      <text:p text:style-name="P33"><text:tab/>Atl</text:p>
      <text:p text:style-name="P33"><text:tab/><text:tab/><text:span text:style-name="T40">Acquire </text:span><text:span text:style-name="T10">Jaguar</text:span><text:span text:style-name="T40"> Tonalli</text:span></text:p>
      <text:p text:style-name="P33"><text:tab/><text:tab/><text:span text:style-name="T37">Mini-Boss: Snek Demon</text:span></text:p>
      <text:p text:style-name="P33"><text:tab/>Metatl</text:p>
      <text:p text:style-name="P33"><text:tab/><text:tab/><text:span text:style-name="T37">Mini-Boss: Rock Demon</text:span></text:p>
      <text:p text:style-name="P33"><text:tab/>Tepetl</text:p>
      <text:p text:style-name="P33"><text:tab/><text:tab/><text:span text:style-name="T38">Mini-Boss: Spider-Warrior Demon</text:span></text:p>
      <text:p text:style-name="P33"><text:tab/>Cetl</text:p>
      <text:p text:style-name="P33"><text:tab/><text:tab/><text:span text:style-name="T38">Mini-Boss: Ice Coyote Demon</text:span></text:p>
      <text:p text:style-name="P34"><text:tab/><text:span text:style-name="T37">Tetl</text:span></text:p>
      <text:p text:style-name="P34"><text:tab/><text:tab/><text:span text:style-name="T37">Mini-Boss: Armadillo Demon</text:span></text:p>
      <text:p text:style-name="P33"><text:tab/>Tecuani</text:p>
      <text:p text:style-name="P33"><text:tab/><text:tab/>Boss: The Wild Beast</text:p>
      <text:p text:style-name="P33"><text:tab/>Mictlan</text:p>
      <text:p text:style-name="P33"><text:tab/><text:tab/>Boss: The Underworld God</text:p>
      <text:p text:style-name="P33"/>
      <text:p text:style-name="P33">The Heavens</text:p>
      <text:p text:style-name="P33"><text:tab/>Tlatlipac</text:p>
      <text:p text:style-name="P33"><text:tab/><text:tab/>Final Boss: The Moon G<text:span text:style-name="T37">o</text:span>d</text:p>
      <text:p text:style-name="P18">Mechanics:</text:p>
      <text:p text:style-name="P16"/>
      <text:p text:style-name="P27"><text:soft-page-break/>Tonalli: </text:p>
      <text:p text:style-name="P27"><text:tab/>Crocodile – Cipactli (Water)</text:p>
      <text:p text:style-name="P27"><text:tab/>Coatimundi – Coatimundi (Climb)</text:p>
      <text:p text:style-name="P27"><text:tab/>Boar – Pitzotl (Terrain)</text:p>
      <text:p text:style-name="P27"><text:tab/>Jaguar – Ocelotl (All)</text:p>
      <text:p text:style-name="P27"/>
      <text:p text:style-name="P32">Crocodile - <text:s/>Fast swimming power, brisk walk <text:span text:style-name="T17">but cannot move through or over obstacles, medium weight. Cannot jump on land. Impenetrable hide, safe from projectiles. Bite attack. Can attack underwater.</text:span></text:p>
      <text:p text:style-name="P32">Coatimundi – Swift climbing power, runs and swings from obstacles with tail, light. Long jumping but delicate. Cannot touch enemies. <text:span text:style-name="T22">Sensitive to strong winds.</text:span></text:p>
      <text:p text:style-name="P32">Boar – Stampede power, runs and smashes through obstacles, heavy. Short jump but heavy landing. Can stomp on enemies. <text:span text:style-name="T22">Only sinks underwater. Immune to strong winds.</text:span></text:p>
      <text:p text:style-name="P32">Jaguar – <text:span text:style-name="T17">Fast climb, swim and run. Can smash and climb obstacles. Light jump with heavy land. Can pounce, bite and claw enemies. Night vision. Downside? Consumes papalotl or something. Can attack underwater</text:span></text:p>
      <text:p text:style-name="P27"/>
      <text:p text:style-name="P28">Collect Papalotl, <text:span text:style-name="T14">Butterflies with wings of light, collect enough and Quetzalcoatl can light up some of your path.</text:span></text:p>
      <text:p text:style-name="P28"/>
      <text:p text:style-name="P30">Death – Quetzalcoatl saves you from the jaws of the Monstrous Dog, Xolotl. If you do not have any extra lives, Xolotl traps you within his jaw.</text:p>
      <text:p text:style-name="P30"/>
      <text:p text:style-name="P30">Getting Lives – Collecting enough papalotl will give you an extra life, finding an Icon of <text:span text:style-name="T15">Man gives you an extra life. </text:span></text:p>
      <text:p text:style-name="P30"/>
      <text:p text:style-name="P31">Continues – Pulque, Drink of Vitality. Buy these from shaman in your adventures. Find them.</text:p>
      <text:p text:style-name="P30"/>
      <text:p text:style-name="P31">Save Point – Blade of Eternity, a ceremonial knife your tonalli activates. Each level has one hidden about mid-way, running past it activates it. The knife levitates, glows, and impales itself to the respawn point.</text:p>
      <text:p text:style-name="P19"/>
      <text:p text:style-name="P14">Places: </text:p>
      <text:p text:style-name="P20"/>
      <text:p text:style-name="P20">Xochitlan – City of Flowers, the starting level. A city state located on the eastern shore of Lake Texcoco, home of Atzi and the Xichoca people.</text:p>
      <text:p text:style-name="P20"/>
      <text:p text:style-name="P20">Lake Texcoco – A lake teeming with civilizations in the middle of the Anahuac basin.</text:p>
      <text:p text:style-name="P20"/>
      <text:p text:style-name="P26">Cuauhtlal - “Where eagles roam”, the forests outside of Texcoco</text:p>
      <text:p text:style-name="P26"/>
      <text:p text:style-name="P20">Metzlitepec – Moon Hills. A tribal settlement in the jungles, home to the Moon Cult.</text:p>
      <text:p text:style-name="P20"/>
      <text:p text:style-name="P23">Mictlan – the Underworld, <text:span text:style-name="T7">consists of 7 layers, a journey that takes 4 years.</text:span></text:p>
      <text:p text:style-name="P23"><text:tab/><text:span text:style-name="T8">Atl (Water) - River Crossing</text:span></text:p>
      <text:p text:style-name="P23"><text:tab/><text:span text:style-name="T8">Metatl (Grinding Stones) Path between two mountains that crush anything within them</text:span></text:p>
      <text:p text:style-name="P23"><text:tab/><text:span text:style-name="T8">Tepetl (Mountain) - Scale an obsidian mountain while invisible foes shoot arrows</text:span></text:p>
      <text:p text:style-name="P23"><text:tab/><text:span text:style-name="T8">Cetl (Ice) - Walk through icy wind that tears apart the person, leaving only the heart</text:span></text:p>
      <text:p text:style-name="P23"><text:tab/><text:span text:style-name="T8">Tecuani (Beast) - Travel through a jungle filled with wild beasts that eat the heart</text:span></text:p>
      <text:p text:style-name="P23"><text:soft-page-break/><text:tab/><text:span text:style-name="T8">Tetl (Stone. Rock) - Traverse over jagged rocks</text:span></text:p>
      <text:p text:style-name="P23"><text:tab/><text:span text:style-name="T8">Mictlan - The throne room of the Lord and Lady of the Underworld, vast emptiness, eternal <text:tab/><text:tab/>nothingness, peace and serenity until reincarnation.</text:span></text:p>
      <text:p text:style-name="P23"/>
      <text:p text:style-name="P23">Tlalticpa<text:span text:style-name="T6">c</text:span> – the Center of the Universe where the planet exists</text:p>
      <text:p text:style-name="P23"/>
      <text:p text:style-name="P24">Tlalocan – the rain god’s paradise, eternal Springtime, abundance of foliage and fruit. Reserved to those who died by water and its associations.</text:p>
      <text:p text:style-name="P24"/>
      <text:p text:style-name="P25">Tonaltzintli – the Sun itself, west to it is a paradise for fallen warriors, east to it is a paradise for women</text:p>
      <text:p text:style-name="P25">who died in childbirth. <text:span text:style-name="T8">Within it is a paradise for infants and children to be looked after until they can reincarnate.</text:span></text:p>
      <text:p text:style-name="P25"/>
      <text:p text:style-name="P29">Tamoanchan – the paradise for children.</text:p>
      <text:p text:style-name="P11"/>
      <text:p text:style-name="P13">Characters and Terms:</text:p>
      <text:p text:style-name="P12"/>
      <text:p text:style-name="P1">Atzi – Aztec commoner girl with nagual powers.</text:p>
      <text:p text:style-name="P39">Izel – Atzi’s grandmother, friend of Quetzalcoatl</text:p>
      <text:p text:style-name="P39">Quetzlalxochitl – Atzi’s mother, died in childbirth, daughter of Izel.</text:p>
      <text:p text:style-name="P39">Tlacaelel – Atzi’s father, a diligent farmer.</text:p>
      <text:p text:style-name="P40">Xipil – Jaguar Warrior, Atzi’s brother</text:p>
      <text:p text:style-name="P39"/>
      <text:p text:style-name="P39">Tlatoani Nopaltzin – King of Xochitlan</text:p>
      <text:p text:style-name="P39">Princess<text:span text:style-name="T12">es</text:span> Citlali <text:span text:style-name="T12">and Tlalli </text:span>– <text:span text:style-name="T11">Twin </text:span>Daughter<text:span text:style-name="T11">s</text:span> of Nopaltzin</text:p>
      <text:p text:style-name="P39">Prince Tezcacoatl – Son of Nopaltzin</text:p>
      <text:p text:style-name="P39"/>
      <text:p text:style-name="P44"><text:span text:style-name="T13">Tzitzimitl - </text:span>protectresses of the feminine and progenitresses of mankind, <text:span text:style-name="T13">yet dangerous, human-eating demons during cosmic instability. Female warriors, star demons.</text:span></text:p>
      <text:p text:style-name="P42">Cihuateteo – (Cihuateotl) Spirits of Women who died in childbirth. Heavenly and powerful spirits who guide the sun, during solar eclipses they descend to earth where they are lost. They attempt to steal children, seduce men into adultery, and haunted crossroads. <text:s/><text:span text:style-name="T13">Shrines appease them.</text:span></text:p>
      <text:p text:style-name="P43">Cihuacoatl – Fierce skull-faced warrior woman, one of the many goddesses of fertility and midwifery, abandoned son at crossroads and weeps for him, haunts the night to steal children. Deity of the Cihuateteo</text:p>
      <text:p text:style-name="P43"/>
      <text:p text:style-name="P8">Cult of Metztli – Moon Cult populated by bandits, spies and outcasts. Seek eternal darkness. </text:p>
      <text:p text:style-name="P41">Chief Yaotl – Chief of the Moon Cultists, powerful shaman</text:p>
      <text:p text:style-name="P41">Priestess Yolotli – High Priestess of the Moon Cultist, powerful medicine woman</text:p>
      <text:p text:style-name="P41"/>
      <text:p text:style-name="P2">Quetzalcoatl – Feathered Serpent, God of Life, Knowledge, Wind</text:p>
      <text:p text:style-name="P2">Xolotl – Monstrous Dog. God of Death, Fire and Lightning. Guide of the Underworld.</text:p>
      <text:p text:style-name="P2">Tonatiuh – Formerly Nanahuatzin, The Sun God.</text:p>
      <text:p text:style-name="P3">Metztli – Formerly Tecciztecatl, the Lowly God of Worms. The Moon God. <text:span text:style-name="T18">Sea-Slug</text:span></text:p>
      <text:p text:style-name="P3">Mictlantecuhtli – Lord of the Underworld. Spider, Bats and Owls. Provider of Souls.</text:p>
      <text:p text:style-name="P3">Mictecacihuatl – Lady of the <text:span text:style-name="T12">Underworld</text:span>, Watcher of Bones and Death Festivals.</text:p>
      <text:p text:style-name="P46">Chalchiuhtlicue – Goddess of Water, Rain, Streams and lakes. Mother of Metztli, wife of Tlaloc, the Creator-God of Rain. Rules over Tlalopan and bridges the earth to the heavens. She allows those in her good graces to enter.</text:p>
      <text:p text:style-name="P3"><text:soft-page-break/></text:p>
      <text:p text:style-name="P42">Itzapapalotl – Obsidian Butterfly/Clawed Butterfly(bat), Skeletal Head Woman with wings of a butterfly, bat or an eagle. Warrior goddess.</text:p>
      <text:p text:style-name="P3"/>
      <text:p text:style-name="P4">Tonalli – Birthsign, power of the soul bestowed in the hair. <text:span text:style-name="T2">Essence of knowledge and personality.</text:span></text:p>
      <text:p text:style-name="P4">Teyolia – Vi<text:span text:style-name="T2">tality o</text:span>f the soul bestowed in the heart. <text:span text:style-name="T2">Essence of strength and warmth.</text:span></text:p>
      <text:p text:style-name="P4">Ihiyotl – Power of the soul bestowed in the liver. No one really knows more about this.</text:p>
      <text:p text:style-name="P5">Tonal – Spiritual link to an animal.</text:p>
      <text:p text:style-name="P5"/>
      <text:p text:style-name="P9">Anahuac – The ancient core of Mexico, the land boundary where civilizations thrived.</text:p>
      <text:p text:style-name="P10">Lake Texcoco – Natural lake within Anahuac</text:p>
      <text:p text:style-name="P10">altepetl – city-state</text:p>
      <text:p text:style-name="P10">Tenochitlan – City-State in the southern part of Texcoco, Tenochca/<text:span text:style-name="T4">Mexica</text:span> People</text:p>
      <text:p text:style-name="P10">Tlatelolco – City-State in the northern part of Texcoco, Tlatelolca People</text:p>
      <text:p text:style-name="P10">Tlacopan – City-State in the western part of Texcoco, Tepanec People</text:p>
      <text:p text:style-name="P10">Tetzcohco – City-State in the eastern part of Texcoco, Tetzcohca People</text:p>
      <text:p text:style-name="P10">Aztec Alliance – Tlacopan, Tetzocho, Tenochitlan</text:p>
      <text:p text:style-name="P10">Azcapotzalco – <text:span text:style-name="T4">City-State in the western part of Texcoco, former empire, fucked by the Aztecs</text:span></text:p>
      <text:p text:style-name="P11">Chichimecs – Nomadic peoples, seen as brutes and uncivilized</text:p>
      <text:p text:style-name="P11">Nahuatl – Language spoken by all these fuckers</text:p>
      <text:p text:style-name="P11"/>
      <text:p text:style-name="P5">Society of the City-State<text:span text:style-name="T4">s</text:span></text:p>
      <text:p text:style-name="P5">Tlatoani – Supreme Monarch, High Priest, Military Commander</text:p>
      <text:p text:style-name="P5">Calpuleh – Chief of the Noble House</text:p>
      <text:p text:style-name="P7">Cuauhocelot – Cuauhtli/<text:span text:style-name="T3">ocelotl</text:span> (s) Cuauhmeh/<text:span text:style-name="T3">ocelomeh</text:span>(pl), <text:span text:style-name="T3">Eagle/Jaguar Warriors, elite forces, police</text:span></text:p>
      <text:p text:style-name="P5">Calpulli – Noble House</text:p>
      <text:p text:style-name="P6">Pilpitin – Nobility</text:p>
      <text:p text:style-name="P7">Warriors – Regular warriors of ascended commoners and lesser nobility.</text:p>
      <text:p text:style-name="P6">Pochteca – Traveling merchants, high class of their own. Spies. Knowledgeable.</text:p>
      <text:p text:style-name="P6">Tolteca – Artisans</text:p>
      <text:p text:style-name="P6">Macehualtin – Commoners</text:p>
      <text:p text:style-name="P11">Slaves – More Irishy than Black in slave terms.</text:p>
      <text:p text:style-name="P11"/>
      <text:p text:style-name="P37">Ihuicatl – sky, heaven</text:p>
      <text:p text:style-name="P37">mochihua – to become, to turn into</text:p>
      <text:p text:style-name="P37">mocuepa – to transform oneself, to turn into</text:p>
      <text:p text:style-name="P37">nacatl – meat</text:p>
      <text:p text:style-name="P37">nahualli – warlock, witch</text:p>
      <text:p text:style-name="P37">niltze – hello!</text:p>
      <text:p text:style-name="P38">Tzontli - hair</text:p>
      <text:p text:style-name="P37"/>
      <text:p text:style-name="P15">Animals </text:p>
      <text:p text:style-name="P15"/>
      <text:p text:style-name="P21">ayotl – turtle</text:p>
      <text:p text:style-name="P21">axolotl – axotl</text:p>
      <text:p text:style-name="P23">cipactli - crocodile</text:p>
      <text:p text:style-name="P21">coatl – snek</text:p>
      <text:p text:style-name="P21">colotl – scorpion</text:p>
      <text:p text:style-name="P21">cuetlachtli – wolf</text:p>
      <text:p text:style-name="P23"><text:soft-page-break/>coyotl – coyote</text:p>
      <text:p text:style-name="P23">cozocacuauhtli – vulture</text:p>
      <text:p text:style-name="P23">cuauhtli – eagle</text:p>
      <text:p text:style-name="P21">cueyatl – frog</text:p>
      <text:p text:style-name="P21">huexolotl – turkey</text:p>
      <text:p text:style-name="P21">huilotl – pigeon</text:p>
      <text:p text:style-name="P21">huitzitzilin – hummingbird</text:p>
      <text:p text:style-name="P21">itzcuintli – dog</text:p>
      <text:p text:style-name="P21">mazatl – deer (mamazah, pl)</text:p>
      <text:p text:style-name="P21">michin – fish</text:p>
      <text:p text:style-name="P21">miztli – puma, cougar</text:p>
      <text:p text:style-name="P21">mizton – cat</text:p>
      <text:p text:style-name="P23">ocelotl – jaguar</text:p>
      <text:p text:style-name="P23">ocuillin -worm, maggot</text:p>
      <text:p text:style-name="P23">ozomatli – monkey</text:p>
      <text:p text:style-name="P23">papalotl – butterfly</text:p>
      <text:p text:style-name="P23">pitzotl – pig</text:p>
      <text:p text:style-name="P23">quimichin – mouse</text:p>
      <text:p text:style-name="P23">techalotl – squirrel</text:p>
      <text:p text:style-name="P23">tecolotl – owl</text:p>
      <text:p text:style-name="P23">tecuani – wild beast</text:p>
      <text:p text:style-name="P23">teocuitlatl – gold (wonderful waste)</text:p>
      <text:p text:style-name="P23">tocatl – spider</text:p>
      <text:p text:style-name="P23">tochtli – rabbit</text:p>
      <text:p text:style-name="P23">tohtli – falcon</text:p>
      <text:p text:style-name="P23">totolin – turkey</text:p>
      <text:p text:style-name="P23">totoletl – egg</text:p>
      <text:p text:style-name="P23">tototl – bird</text:p>
      <text:p text:style-name="P23">zolin - quail</text:p>
      <text:p text:style-name="P22"><text:span text:style-name="Strong_20_Emphasis"><text:span text:style-name="T41">xīcohtli - </text:span></text:span><text:span text:style-name="Strong_20_Emphasis"><text:span text:style-name="T42">bumblebee</text:span></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6T02:14:35.640876762</meta:creation-date>
    <dc:date>2018-02-24T13:47:44.062194735</dc:date>
    <meta:editing-duration>P1DT4H49M1S</meta:editing-duration>
    <meta:editing-cycles>13</meta:editing-cycles>
    <meta:generator>LibreOffice/5.4.2.2$Linux_X86_64 LibreOffice_project/40m0$Build-2</meta:generator>
    <meta:document-statistic meta:table-count="0" meta:image-count="0" meta:object-count="0" meta:page-count="9" meta:paragraph-count="198" meta:word-count="3918" meta:character-count="23368" meta:non-whitespace-character-count="19461"/>
  </office:meta>
</office:document-meta>
</file>